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776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3.089cm"/>
    </style:style>
    <style:style style:name="co8" style:family="table-column">
      <style:table-column-properties fo:break-before="auto" style:column-width="1.667cm"/>
    </style:style>
    <style:style style:name="co9" style:family="table-column">
      <style:table-column-properties fo:break-before="auto" style:column-width="7.927cm"/>
    </style:style>
    <style:style style:name="co10" style:family="table-column">
      <style:table-column-properties fo:break-before="auto" style:column-width="1.639cm"/>
    </style:style>
    <style:style style:name="co11" style:family="table-column">
      <style:table-column-properties fo:break-before="auto" style:column-width="2.768cm"/>
    </style:style>
    <style:style style:name="co12" style:family="table-column">
      <style:table-column-properties fo:break-before="auto" style:column-width="3.253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3.417cm"/>
    </style:style>
    <style:style style:name="co15" style:family="table-column">
      <style:table-column-properties fo:break-before="auto" style:column-width="6.779cm"/>
    </style:style>
    <style:style style:name="co16" style:family="table-column">
      <style:table-column-properties fo:break-before="auto" style:column-width="2.404cm"/>
    </style:style>
    <style:style style:name="co17" style:family="table-column">
      <style:table-column-properties fo:break-before="auto" style:column-width="3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108">
      <style:table-cell-properties fo:background-color="#9999ff" fo:border="0.002cm solid #000000"/>
    </style:style>
    <style:style style:name="ce13" style:family="table-cell" style:parent-style-name="Default" style:data-style-name="N5106">
      <style:table-cell-properties fo:background-color="#9999ff" fo:border="0.002cm solid #000000"/>
    </style:style>
    <style:style style:name="ce2" style:family="table-cell" style:parent-style-name="Default" style:data-style-name="N108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 style:data-style-name="N108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 style:data-style-name="N5106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 style:data-style-name="N5106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8">
      <style:table-cell-properties fo:background-color="#9999ff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fo:background-color="#ff420e"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8">
      <style:table-cell-properties fo:background-color="#ff420e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2" table:style-name="ta1" table:print="false">
        <table:table-column table:style-name="co1" table:default-cell-style-name="ce3"/>
        <table:table-column table:style-name="co1" table:default-cell-style-name="ce9"/>
        <table:table-column table:style-name="co1" table:default-cell-style-name="ce10"/>
        <table:table-column table:style-name="co15" table:default-cell-style-name="ce9"/>
        <table:table-column table:style-name="co1" table:default-cell-style-name="ce9"/>
        <table:table-column table:style-name="co16" table:default-cell-style-name="ce10"/>
        <table:table-column table:style-name="co17" table:default-cell-style-name="ce9"/>
        <table:table-row table:style-name="ro1">
          <table:table-cell table:style-name="ce1" office:value-type="string" table:number-columns-spanned="7" table:number-rows-spanned="1">
            <text:p>Semaine 6 : 14 – 20 mai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table:style-name="ce2" office:value-type="date" office:date-value="2012-05-14">
            <text:p>lun. 14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Affiches : comparatif imprimeri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5">
            <text:p>mar. 15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Affiches : décision imprimeri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6">
            <text:p>mer. 16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Affiches : imprimer affich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7">
            <text:p>jeu. 1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8">
            <text:p>ven. 18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9">
            <text:p>sam. 19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5-20">
            <text:p>dim. 20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5 : 21 – 27 mai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table:style-name="ce4" office:value-type="date" office:date-value="2012-05-21">
            <text:p>lun. 21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Rencontres pros : décisions</text:p>
          </table:table-cell>
          <table:covered-table-cell/>
          <table:table-cell office:value-type="string">
            <text:p>Laurent</text:p>
          </table:table-cell>
          <table:table-cell office:value-type="string" table:number-columns-spanned="2" table:number-rows-spanned="1">
            <text:p>Site : bloquer les réservations</text:p>
          </table:table-cell>
          <table:covered-table-cell/>
        </table:table-row>
        <table:table-row table:style-name="ro1">
          <table:table-cell table:style-name="ce5" office:value-type="date" office:date-value="2012-05-22">
            <text:p>mar. 22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eadline graphist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5" office:value-type="date" office:date-value="2012-05-23">
            <text:p>mer. 23 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5" office:value-type="date" office:date-value="2012-05-24">
            <text:p>jeu. 24 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5" office:value-type="date" office:date-value="2012-05-25">
            <text:p>ven. 25 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5" office:value-type="date" office:date-value="2012-05-26">
            <text:p>sam. 26 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date" office:date-value="2012-05-27">
            <text:p>dim. 27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4 : 28 mai – 3 juin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table:style-name="ce2" office:value-type="date" office:date-value="2012-05-28">
            <text:p>lun. 28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comparaison imprimerie</text:p>
          </table:table-cell>
          <table:covered-table-cell/>
          <table:table-cell office:value-type="string">
            <text:p>All</text:p>
          </table:table-cell>
          <table:table-cell office:value-type="string" table:number-columns-spanned="2" table:number-rows-spanned="1">
            <text:p>Décision pour les talks « étrangers »</text:p>
          </table:table-cell>
          <table:covered-table-cell/>
        </table:table-row>
        <table:table-row table:style-name="ro1">
          <table:table-cell office:value-type="date" office:date-value="2012-05-29">
            <text:p>mar. 29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 imprimerie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30">
            <text:p>mer. 30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T-shirt : imprimer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31">
            <text:p>jeu. 31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1">
            <text:p>ven. 1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2">
            <text:p>sam. 2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6-03">
            <text:p>dim. 3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3 : 04 – 10 juin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table:style-name="ce2" office:value-type="date" office:date-value="2012-05-04">
            <text:p>ven. 4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Plan des espaces 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5">
            <text:p>mar. 5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6">
            <text:p>mer. 6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7">
            <text:p>jeu. 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8">
            <text:p>ven. 8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09">
            <text:p>sam. 9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5-10">
            <text:p>jeu. 10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Deadline : planning journées</text:p>
          </table:table-cell>
          <table:covered-table-cell/>
          <table:table-cell office:value-type="string">
            <text:p>All</text:p>
          </table:table-cell>
          <table:table-cell office:value-type="string" table:number-columns-spanned="2" table:number-rows-spanned="1">
            <text:p>Deadline : liste de course / matos</text:p>
          </table:table-cell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2 : <text:s/>11 – 17 juin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office:value-type="date" office:date-value="2012-06-11">
            <text:p>lun. 11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Orga : Réserver petits-pain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2">
            <text:p>mar. 12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3">
            <text:p>mer. 13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4">
            <text:p>jeu. 14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6" office:value-type="date" office:date-value="2012-05-15">
            <text:p>mar. 15</text:p>
          </table:table-cell>
          <table:table-cell office:value-type="string">
            <text:p>Alexandre</text:p>
          </table:table-cell>
          <table:table-cell office:value-type="string" table:number-columns-spanned="2" table:number-rows-spanned="1">
            <text:p>Deadline : restaurants réservés</text:p>
          </table:table-cell>
          <table:covered-table-cell/>
          <table:table-cell office:value-type="string">
            <text:p>Marc</text:p>
          </table:table-cell>
          <table:table-cell office:value-type="string" table:number-columns-spanned="2" table:number-rows-spanned="1">
            <text:p>Deadline : talks </text:p>
          </table:table-cell>
          <table:covered-table-cell/>
        </table:table-row>
        <table:table-row table:style-name="ro1">
          <table:table-cell office:value-type="date" office:date-value="2012-06-16">
            <text:p>sam. 16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7">
            <text:p>dim. 1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1 : 18 – 24 juin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office:value-type="date" office:date-value="2012-06-18">
            <text:p>lun. 1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Planifier les courses non dans la semaine/semaine pro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9">
            <text:p>mar. 19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0">
            <text:p>mer. 20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Deadline : s'assurer du réseau</text:p>
          </table:table-cell>
          <table:covered-table-cell/>
          <table:table-cell office:value-type="string">
            <text:p>Marc</text:p>
          </table:table-cell>
          <table:table-cell office:value-type="string" table:number-columns-spanned="2" table:number-rows-spanned="1">
            <text:p>Deadline : s'assurer de l'électricité</text:p>
          </table:table-cell>
          <table:covered-table-cell/>
        </table:table-row>
        <table:table-row table:style-name="ro1">
          <table:table-cell office:value-type="date" office:date-value="2012-06-21">
            <text:p>jeu. 21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6" office:value-type="date" office:date-value="2012-05-22">
            <text:p>mar. 22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3">
            <text:p>sam. 23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4">
            <text:p>dim. 24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0 : 25 juin – 1 juillet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office:value-type="date" office:date-value="2012-06-25">
            <text:p>lun. 25</text:p>
          </table:table-cell>
          <table:table-cell/>
          <table:table-cell table:number-columns-spanned="2" table:number-rows-spanned="1"/>
          <table:covered-table-cell/>
          <table:table-cell table:style-name="Default"/>
          <table:table-cell table:style-name="ce16" table:number-columns-spanned="2" table:number-rows-spanned="1"/>
          <table:covered-table-cell table:style-name="Default"/>
        </table:table-row>
        <table:table-row table:style-name="ro1">
          <table:table-cell office:value-type="date" office:date-value="2012-06-26">
            <text:p>mar. 26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7">
            <text:p>mer. 2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28">
            <text:p>jeu. 2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ourses de périssable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7" office:value-type="date" office:date-value="2012-06-29">
            <text:p>ven. 29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8" office:value-type="date" office:date-value="2012-06-30">
            <text:p>sam. 30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8" office:value-type="date" office:date-value="2012-07-01">
            <text:p>dim. 1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1" office:value-type="string" table:number-columns-spanned="7" table:number-rows-spanned="1">
            <text:p>Semaine -1 : 2 – 08 juillet</text:p>
          </table:table-cell>
          <table:covered-table-cell/>
          <table:covered-table-cell table:style-name="ce9"/>
          <table:covered-table-cell/>
          <table:covered-table-cell table:number-columns-repeated="3" table:style-name="Default"/>
        </table:table-row>
        <table:table-row table:style-name="ro1">
          <table:table-cell office:value-type="date" office:date-value="2012-07-02">
            <text:p>lun. 2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Ecrire un feedback</text:p>
          </table:table-cell>
          <table:covered-table-cell/>
          <table:table-cell table:style-name="Default"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7-03">
            <text:p>mar. 3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Finances : finaliser bilan </text:p>
          </table:table-cell>
          <table:covered-table-cell/>
          <table:table-cell/>
          <table:table-cell table:style-name="ce16" table:number-columns-spanned="2" table:number-rows-spanned="1"/>
          <table:covered-table-cell/>
        </table:table-row>
        <table:table-row table:style-name="ro1">
          <table:table-cell office:value-type="date" office:date-value="2012-07-04">
            <text:p>mer. 4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Envoyer feedback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7-05">
            <text:p>jeu. 5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adeau epitech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6" office:value-type="date" office:date-value="2012-06-06">
            <text:p>mer. 6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7-07">
            <text:p>sam. 7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7-08">
            <text:p>dim. 8</text:p>
          </table:table-cell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</table:table>
      <table:table table:name="Sheet1" table:style-name="ta1" table:print="false">
        <table:table-column table:style-name="co1" table:default-cell-style-name="ce3"/>
        <table:table-column table:style-name="co5" table:default-cell-style-name="ce9"/>
        <table:table-column table:style-name="co6" table:default-cell-style-name="ce10"/>
        <table:table-column table:style-name="co7" table:default-cell-style-name="ce9"/>
        <table:table-column table:style-name="co1" table:default-cell-style-name="ce3"/>
        <table:table-column table:style-name="co8" table:default-cell-style-name="ce9"/>
        <table:table-column table:style-name="co1" table:default-cell-style-name="ce10"/>
        <table:table-column table:style-name="co9" table:default-cell-style-name="ce9"/>
        <table:table-column table:style-name="co1" table:default-cell-style-name="ce3"/>
        <table:table-column table:style-name="co10" table:default-cell-style-name="ce9"/>
        <table:table-column table:style-name="co11" table:default-cell-style-name="ce10"/>
        <table:table-column table:style-name="co12" table:default-cell-style-name="ce9"/>
        <table:table-column table:style-name="co1" table:default-cell-style-name="ce3"/>
        <table:table-column table:style-name="co13" table:default-cell-style-name="ce9"/>
        <table:table-column table:style-name="co1" table:default-cell-style-name="ce10"/>
        <table:table-column table:style-name="co14" table:default-cell-style-name="ce9"/>
        <table:table-row table:style-name="ro1">
          <table:table-cell table:style-name="ce1" office:value-type="string" table:number-columns-spanned="4" table:number-rows-spanned="1">
            <text:p>Semaine 6 : 14 – 20 mai</text:p>
          </table:table-cell>
          <table:covered-table-cell/>
          <table:covered-table-cell table:style-name="ce9"/>
          <table:covered-table-cell/>
          <table:table-cell table:style-name="ce1" office:value-type="string" table:number-columns-spanned="4" table:number-rows-spanned="1">
            <text:p>Semaine 5 : 21 – 27 mai</text:p>
          </table:table-cell>
          <table:covered-table-cell/>
          <table:covered-table-cell table:style-name="ce9"/>
          <table:covered-table-cell/>
          <table:table-cell table:style-name="ce1" office:value-type="string" table:number-columns-spanned="4" table:number-rows-spanned="1">
            <text:p>Semaine 4 : 28 mai – 3 juin</text:p>
          </table:table-cell>
          <table:covered-table-cell/>
          <table:covered-table-cell table:style-name="ce9"/>
          <table:covered-table-cell/>
          <table:table-cell table:style-name="ce1" office:value-type="string" table:number-columns-spanned="4" table:number-rows-spanned="1">
            <text:p>Semaine 3 : 04 – 10 juin</text:p>
          </table:table-cell>
          <table:covered-table-cell/>
          <table:covered-table-cell table:style-name="ce9"/>
          <table:covered-table-cell/>
        </table:table-row>
        <table:table-row table:style-name="ro1">
          <table:table-cell table:style-name="ce2" office:value-type="date" office:date-value="2012-05-14" table:number-columns-spanned="1" table:number-rows-spanned="2">
            <text:p>lun. 14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Affiches : comparatif imprimeries</text:p>
          </table:table-cell>
          <table:covered-table-cell/>
          <table:table-cell table:style-name="ce4" office:value-type="date" office:date-value="2012-05-21" table:number-columns-spanned="1" table:number-rows-spanned="2">
            <text:p>lun. 21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Rencontres pros : décisions</text:p>
          </table:table-cell>
          <table:covered-table-cell/>
          <table:table-cell table:style-name="ce2" office:value-type="date" office:date-value="2012-05-28" table:number-columns-spanned="1" table:number-rows-spanned="2">
            <text:p>lun. 28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comparaison imprimerie</text:p>
          </table:table-cell>
          <table:covered-table-cell/>
          <table:table-cell table:style-name="ce2" office:value-type="date" office:date-value="2012-05-04" table:number-columns-spanned="1" table:number-rows-spanned="2">
            <text:p>ven. 4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Plan des espaces </text:p>
          </table:table-cell>
          <table:covered-table-cell/>
        </table:table-row>
        <table:table-row table:style-name="ro1">
          <table:covered-table-cell table:style-name="ce12"/>
          <table:table-cell/>
          <table:table-cell table:number-columns-spanned="2" table:number-rows-spanned="1"/>
          <table:covered-table-cell/>
          <table:covered-table-cell table:style-name="ce13"/>
          <table:table-cell office:value-type="string">
            <text:p>Laurent</text:p>
          </table:table-cell>
          <table:table-cell office:value-type="string" table:number-columns-spanned="2" table:number-rows-spanned="1">
            <text:p>Site : bloquer les réservations</text:p>
          </table:table-cell>
          <table:covered-table-cell/>
          <table:covered-table-cell table:style-name="ce12"/>
          <table:table-cell office:value-type="string">
            <text:p>All</text:p>
          </table:table-cell>
          <table:table-cell office:value-type="string" table:number-columns-spanned="2" table:number-rows-spanned="1">
            <text:p>Décision pour les talks « étrangers »</text:p>
          </table:table-cell>
          <table:covered-table-cell/>
          <table:covered-table-cell table:style-name="ce12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5">
            <text:p>mar. 15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Affiches : décision imprimeries</text:p>
          </table:table-cell>
          <table:covered-table-cell/>
          <table:table-cell table:style-name="ce5" office:value-type="date" office:date-value="2012-05-22">
            <text:p>mar. 22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29">
            <text:p>mar. 29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 imprimerie</text:p>
          </table:table-cell>
          <table:covered-table-cell/>
          <table:table-cell office:value-type="date" office:date-value="2012-06-05">
            <text:p>mar. 5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6">
            <text:p>mer. 16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Affiches : imprimer affiches</text:p>
          </table:table-cell>
          <table:covered-table-cell/>
          <table:table-cell table:style-name="ce5" office:value-type="date" office:date-value="2012-05-23">
            <text:p>mer. 23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30">
            <text:p>mer. 30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T-shirt : imprimer</text:p>
          </table:table-cell>
          <table:covered-table-cell/>
          <table:table-cell office:value-type="date" office:date-value="2012-06-06">
            <text:p>mer. 6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7">
            <text:p>jeu. 17</text:p>
          </table:table-cell>
          <table:table-cell/>
          <table:table-cell table:number-columns-spanned="2" table:number-rows-spanned="1"/>
          <table:covered-table-cell/>
          <table:table-cell table:style-name="ce5" office:value-type="date" office:date-value="2012-05-24">
            <text:p>jeu. 24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31">
            <text:p>jeu. 3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7">
            <text:p>jeu. 7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8">
            <text:p>ven. 18</text:p>
          </table:table-cell>
          <table:table-cell/>
          <table:table-cell table:number-columns-spanned="2" table:number-rows-spanned="1"/>
          <table:covered-table-cell/>
          <table:table-cell table:style-name="ce5" office:value-type="date" office:date-value="2012-05-25">
            <text:p>ven. 25 </text:p>
          </table:table-cell>
          <table:table-cell/>
          <table:table-cell table:number-columns-spanned="2" table:number-rows-spanned="1"/>
          <table:covered-table-cell table:style-name="Default"/>
          <table:table-cell office:value-type="date" office:date-value="2012-06-01">
            <text:p>ven. 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8">
            <text:p>ven. 8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9">
            <text:p>sam. 19</text:p>
          </table:table-cell>
          <table:table-cell/>
          <table:table-cell table:number-columns-spanned="2" table:number-rows-spanned="1"/>
          <table:covered-table-cell/>
          <table:table-cell table:style-name="ce5" office:value-type="date" office:date-value="2012-05-26">
            <text:p>sam. 26 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deadline graphistes</text:p>
          </table:table-cell>
          <table:covered-table-cell/>
          <table:table-cell office:value-type="date" office:date-value="2012-06-02">
            <text:p>sam. 2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9">
            <text:p>sam. 9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5-20" table:number-columns-spanned="1" table:number-rows-spanned="2">
            <text:p>dim. 20</text:p>
          </table:table-cell>
          <table:table-cell/>
          <table:table-cell table:number-columns-spanned="2" table:number-rows-spanned="1"/>
          <table:covered-table-cell/>
          <table:table-cell table:style-name="ce4" office:value-type="date" office:date-value="2012-05-27" table:number-columns-spanned="1" table:number-rows-spanned="2">
            <text:p>dim. 27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</text:p>
          </table:table-cell>
          <table:covered-table-cell/>
          <table:table-cell table:style-name="ce2" office:value-type="date" office:date-value="2012-06-03" table:number-columns-spanned="1" table:number-rows-spanned="2">
            <text:p>dim. 3</text:p>
          </table:table-cell>
          <table:table-cell/>
          <table:table-cell table:number-columns-spanned="2" table:number-rows-spanned="1"/>
          <table:covered-table-cell/>
          <table:table-cell table:style-name="ce2" office:value-type="date" office:date-value="2012-05-10" table:number-columns-spanned="1" table:number-rows-spanned="2">
            <text:p>jeu. 10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Deadline : planning journées</text:p>
          </table:table-cell>
          <table:covered-table-cell/>
        </table:table-row>
        <table:table-row table:style-name="ro1">
          <table:covered-table-cell table:style-name="ce12"/>
          <table:table-cell/>
          <table:table-cell table:number-columns-spanned="2" table:number-rows-spanned="1"/>
          <table:covered-table-cell/>
          <table:covered-table-cell table:style-name="ce13"/>
          <table:table-cell/>
          <table:table-cell table:number-columns-spanned="2" table:number-rows-spanned="1"/>
          <table:covered-table-cell/>
          <table:covered-table-cell table:style-name="ce12"/>
          <table:table-cell/>
          <table:table-cell table:number-columns-spanned="2" table:number-rows-spanned="1"/>
          <table:covered-table-cell/>
          <table:covered-table-cell table:style-name="ce12"/>
          <table:table-cell office:value-type="string">
            <text:p>All</text:p>
          </table:table-cell>
          <table:table-cell office:value-type="string" table:number-columns-spanned="2" table:number-rows-spanned="1">
            <text:p>Deadline : liste de course / matos</text:p>
          </table:table-cell>
          <table:covered-table-cell/>
        </table:table-row>
        <table:table-row table:style-name="ro1">
          <table:table-cell table:style-name="ce1" office:value-type="string" table:number-columns-spanned="4" table:number-rows-spanned="1">
            <text:p>Semaine 2 : <text:s/>11 – 17 juin</text:p>
          </table:table-cell>
          <table:covered-table-cell/>
          <table:covered-table-cell table:style-name="ce9"/>
          <table:covered-table-cell/>
          <table:table-cell table:style-name="ce1" office:value-type="string" table:number-columns-spanned="4" table:number-rows-spanned="1">
            <text:p>Semaine 1 : 18 – 24 juin</text:p>
          </table:table-cell>
          <table:covered-table-cell/>
          <table:covered-table-cell table:style-name="ce9"/>
          <table:covered-table-cell/>
          <table:table-cell table:style-name="ce1" office:value-type="string" table:number-columns-spanned="4" table:number-rows-spanned="1">
            <text:p>Semaine 0 : 25 juin – 1 juillet</text:p>
          </table:table-cell>
          <table:covered-table-cell/>
          <table:covered-table-cell table:style-name="ce9"/>
          <table:covered-table-cell/>
          <table:table-cell table:style-name="ce1" office:value-type="string" table:number-columns-spanned="4" table:number-rows-spanned="1">
            <text:p>Semaine -1 : 2 – 08 juillet</text:p>
          </table:table-cell>
          <table:covered-table-cell/>
          <table:covered-table-cell table:style-name="ce9"/>
          <table:covered-table-cell/>
        </table:table-row>
        <table:table-row table:style-name="ro1">
          <table:table-cell office:value-type="date" office:date-value="2012-06-11">
            <text:p>lun. 11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Orga : Réserver petits-pains</text:p>
          </table:table-cell>
          <table:covered-table-cell/>
          <table:table-cell office:value-type="date" office:date-value="2012-06-18">
            <text:p>lun. 1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Planifier les courses non dans la semaine/semaine pro</text:p>
          </table:table-cell>
          <table:covered-table-cell/>
          <table:table-cell office:value-type="date" office:date-value="2012-06-25">
            <text:p>lun. 25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2">
            <text:p>lun. 2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Ecrire un feedback</text:p>
          </table:table-cell>
          <table:covered-table-cell/>
        </table:table-row>
        <table:table-row table:style-name="ro1">
          <table:table-cell office:value-type="date" office:date-value="2012-06-12">
            <text:p>mar. 12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19">
            <text:p>mar. 19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6">
            <text:p>mar. 26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3">
            <text:p>mar. 3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Finances : finaliser bilan </text:p>
          </table:table-cell>
          <table:covered-table-cell/>
        </table:table-row>
        <table:table-row table:style-name="ro1">
          <table:table-cell office:value-type="date" office:date-value="2012-06-13">
            <text:p>mer. 13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0">
            <text:p>mer. 20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Deadline : s'assurer du réseau et de l'électricité dans les salles</text:p>
          </table:table-cell>
          <table:covered-table-cell/>
          <table:table-cell office:value-type="date" office:date-value="2012-06-27">
            <text:p>mer. 27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4">
            <text:p>mer. 4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Envoyer feedback</text:p>
          </table:table-cell>
          <table:covered-table-cell/>
        </table:table-row>
        <table:table-row table:style-name="ro1">
          <table:table-cell office:value-type="date" office:date-value="2012-06-14">
            <text:p>jeu. 14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1">
            <text:p>jeu. 2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8">
            <text:p>jeu. 2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ourses de périssables</text:p>
          </table:table-cell>
          <table:covered-table-cell/>
          <table:table-cell office:value-type="date" office:date-value="2012-07-05">
            <text:p>jeu. 5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adeau epitech</text:p>
          </table:table-cell>
          <table:covered-table-cell/>
        </table:table-row>
        <table:table-row table:style-name="ro1">
          <table:table-cell table:style-name="ce6" office:value-type="date" office:date-value="2012-05-15" table:number-columns-spanned="1" table:number-rows-spanned="2">
            <text:p>mar. 15</text:p>
          </table:table-cell>
          <table:table-cell office:value-type="string">
            <text:p>Alexandre</text:p>
          </table:table-cell>
          <table:table-cell office:value-type="string" table:number-columns-spanned="2" table:number-rows-spanned="1">
            <text:p>Deadline : restaurants réservés</text:p>
          </table:table-cell>
          <table:covered-table-cell/>
          <table:table-cell table:style-name="ce6" office:value-type="date" office:date-value="2012-05-22" table:number-columns-spanned="1" table:number-rows-spanned="2">
            <text:p>mar. 22</text:p>
          </table:table-cell>
          <table:table-cell/>
          <table:table-cell table:number-columns-spanned="2" table:number-rows-spanned="1"/>
          <table:covered-table-cell/>
          <table:table-cell table:style-name="ce7" office:value-type="date" office:date-value="2012-06-29" table:number-columns-spanned="1" table:number-rows-spanned="2">
            <text:p>ven. 29</text:p>
          </table:table-cell>
          <table:table-cell/>
          <table:table-cell table:number-columns-spanned="2" table:number-rows-spanned="1"/>
          <table:covered-table-cell/>
          <table:table-cell table:style-name="ce6" office:value-type="date" office:date-value="2012-06-06" table:number-columns-spanned="1" table:number-rows-spanned="2">
            <text:p>mer. 6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covered-table-cell/>
          <table:table-cell office:value-type="string">
            <text:p>Marc</text:p>
          </table:table-cell>
          <table:table-cell office:value-type="string" table:number-columns-spanned="2" table:number-rows-spanned="1">
            <text:p>Deadline : talks </text:p>
          </table:table-cell>
          <table:covered-table-cell table:number-columns-repeated="2"/>
          <table:table-cell/>
          <table:table-cell table:number-columns-spanned="2" table:number-rows-spanned="1"/>
          <table:covered-table-cell/>
          <table:covered-table-cell table:style-name="ce8"/>
          <table:table-cell/>
          <table:table-cell table:number-columns-spanned="2" table:number-rows-spanned="1"/>
          <table:covered-table-cell table:number-columns-repeated="2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6">
            <text:p>sam. 16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3">
            <text:p>sam. 23</text:p>
          </table:table-cell>
          <table:table-cell/>
          <table:table-cell table:number-columns-spanned="2" table:number-rows-spanned="1"/>
          <table:covered-table-cell/>
          <table:table-cell table:style-name="ce8" office:value-type="date" office:date-value="2012-06-30">
            <text:p>sam. 30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7">
            <text:p>sam. 7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7">
            <text:p>dim. 17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4">
            <text:p>dim. 24</text:p>
          </table:table-cell>
          <table:table-cell/>
          <table:table-cell table:number-columns-spanned="2" table:number-rows-spanned="1"/>
          <table:covered-table-cell/>
          <table:table-cell table:style-name="ce8" office:value-type="date" office:date-value="2012-07-01">
            <text:p>dim. 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8">
            <text:p>dim. 8</text:p>
          </table:table-cell>
          <table:table-cell/>
          <table:table-cell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-of-week/>
      <number:text> </number:text>
      <number:day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5106" number:language="fr" number:country="FR">
      <number:day-of-week/>
      <number:text> </number:text>
      <number:day/>
      <number:text> </number:text>
    </number:date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14/05/2012</text:date>, <text:time>17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lphine </meta:initial-creator>
    <meta:creation-date>2012-05-13T17:04:50</meta:creation-date>
    <dc:date>2012-05-14T17:58:47</dc:date>
    <meta:editing-duration>PT1H48M58S</meta:editing-duration>
    <meta:editing-cycles>18</meta:editing-cycles>
    <meta:generator>LibreOffice/3.3$Linux LibreOffice_project/330m19$Build-202</meta:generator>
    <dc:creator>delphine </dc:creator>
    <meta:document-statistic meta:table-count="2" meta:cell-count="226" meta:object-count="0"/>
  </office:meta>
</office:document-meta>
</file>